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WISDOM'S ENTREATY (8:1-21, 32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<text:s text:c="1"/>WISDOM'S ENTREATY (8:1-21, 32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Valid (8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Valid (8:1-9)<text:s text:c="1"/></text:span><text:span text:style-name="a452" text:class-names=""/></text:p>
          </draw:text-box>
          <svg:title/>
          <svg:desc/>
        </draw:frame>
        <draw:frame draw:id="id88" presentation:style-name="a473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"Let me give you common sense" (8:1-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"Everything I say is right" (8: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"I speak the truth and hate every kind of deception" (8:7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"My advice is wholesome and good" (8:8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"My words are plain to anyone with understanding" (8:9).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4" draw:style-name="a474" draw:master-page-name="Master1-Layout12-tx-Title-and-Text" presentation:presentation-page-layout-name="Master1-PPL12" draw:id="Slide-259">
        <draw:frame draw:id="id89" presentation:style-name="a478" draw:name="Title 1" svg:x="1.38in" svg:y="0.4in" svg:width="10.6in" svg:height="1.44965in" presentation:class="title" presentation:placeholder="false">
          <draw:text-box>
            <text:p text:style-name="a477" text:class-names="" text:cond-style-name=""><text:span text:style-name="a475" text:class-names=""><text:s text:c="1"/>WISDOM'S ENTREATY (8:1-21, 32-36):<text:s text:c="1"/></text:span><text:span text:style-name="a476" text:class-names=""/></text:p>
          </draw:text-box>
          <svg:title/>
          <svg:desc/>
        </draw:frame>
        <draw:frame draw:id="id90" presentation:style-name="a494" draw:name="Text Placeholder 2" svg:x="1.38in" svg:y="2in" svg:width="9.4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<text:s text:c="1"/>Valid (8:1-9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Valuable (8:10-11, 18-21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Vital (8:12-1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Vibrant (8:32-36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5" draw:style-name="a495" draw:master-page-name="Master1-Layout12-tx-Title-and-Text" presentation:presentation-page-layout-name="Master1-PPL12" draw:id="Slide-260">
        <draw:frame draw:id="id91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Vibrant (8:32-36)<text:s text:c="1"/></text:span><text:span text:style-name="a497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y bring abundant life (8:32-35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bring about God's approval (8:35-3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WISDOM'S ENTREATY (8:1-21, 32-36):<text:s text:c="1"/></text:span><text:span text:style-name="a512" text:class-names=""/></text:p>
          </draw:text-box>
          <svg:title/>
          <svg:desc/>
        </draw:frame>
        <draw:frame draw:id="id94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Valid (8:1-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Valuable (8:10-11, 18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Vital (8:12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Vibrant (8:32-36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7" draw:style-name="a531" draw:master-page-name="Master1-Layout12-tx-Title-and-Text" presentation:presentation-page-layout-name="Master1-PPL12" draw:id="Slide-262">
        <draw:frame draw:id="id95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ROVERBS 8</text:span><text:span text:style-name="a533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ISDOM'S ENTREATY (8:1-21, 32-3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ISDOM'S ETERNALITY (8:22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WISDOM'S ETERNALITY (8:22-31):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Wisdom creates with God in eternity past (8:22-2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Wisdom is God's companion from eternity past (8:30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ROVERBS 8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ISDOM'S ENTREATY (8:1-21, 32-3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ISDOM'S ETERNALITY (8:22-31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8</dc:title>
    <meta:initial-creator>David STRICKLAND</meta:initial-creator>
    <dc:creator>David STRICKLAND</dc:creator>
    <meta:creation-date>2020-02-23T23:17:32Z</meta:creation-date>
    <dc:date>2020-02-23T23:17:32Z</dc:date>
    <meta:template xlink:href="BibleStudy" xlink:type="simple"/>
    <meta:editing-cycles>1</meta:editing-cycles>
    <meta:editing-duration>PT0S</meta:editing-duration>
    <meta:document-statistic meta:paragraph-count="32" meta:word-count="235"/>
  </office:meta>
</office:document-meta>
</file>